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Times New Roman" fo:font-size="14pt" officeooo:rsid="0004c5d4" officeooo:paragraph-rsid="0004c5d4" style:font-size-asian="12.25pt" style:font-size-complex="14pt"/>
    </style:style>
    <style:style style:name="P2" style:family="paragraph" style:parent-style-name="Standard">
      <style:paragraph-properties fo:text-align="justify" style:justify-single-word="false"/>
      <style:text-properties officeooo:paragraph-rsid="00055683"/>
    </style:style>
    <style:style style:name="P3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officeooo:paragraph-rsid="00055683"/>
    </style:style>
    <style:style style:name="T1" style:family="text">
      <style:text-properties style:font-name="Times New Roman" fo:font-size="14pt" officeooo:rsid="00055683" style:font-size-asian="12.25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Название курса: Основы статистики</text:p>
      <text:p text:style-name="P1">URL-адрес: <text:a xlink:type="simple" xlink:href="https://stepik.org/course/76/syllabus" office:target-frame-name="_blank" xlink:show="new" text:style-name="Internet_20_link" text:visited-style-name="Visited_20_Internet_20_Link">https://stepik.org/course/76/</text:a> </text:p>
      <text:p text:style-name="P2"><text:span text:style-name="T1"/></text:p>
      <text:p text:style-name="P2"><text:span text:style-name="T1">Оглавление:</text:span></text:p>
      <text:p text:style-name="P2"><text:span text:style-name="T1"/></text:p>
      <text:p text:style-name="P2"><text:span text:style-name="T1">1. Введение</text:span></text:p>
      <text:p text:style-name="P2"><text:span text:style-name="T1"><text:tab/>1.1 Общая информация о курсе</text:span></text:p>
      <text:p text:style-name="P3"><text:span text:style-name="T1">1.2 Генеральная совокупность и выборка</text:span></text:p>
      <text:p text:style-name="P3"><text:span text:style-name="T1">1.3 Типы переменных. Количественные и номинативные переменные</text:span></text:p>
      <text:p text:style-name="P3"><text:span text:style-name="T1">1.4 Меры центральной тенденции</text:span></text:p>
      <text:p text:style-name="P3"><text:span text:style-name="T1">1.5 Меры изменчивости</text:span></text:p>
      <text:p text:style-name="P3"><text:span text:style-name="T1">1.6 Квартили распределения и график box-plot</text:span></text:p>
      <text:p text:style-name="P3"><text:span text:style-name="T1">1.7 Нормальное распределение</text:span></text:p>
      <text:p text:style-name="P3"><text:span text:style-name="T1">1.8 Центральная предельная теорема</text:span></text:p>
      <text:p text:style-name="P3"><text:span text:style-name="T1">1.9 Доверительные интервалы для среднего</text:span></text:p>
      <text:p text:style-name="P3"><text:span text:style-name="T1">1.10 Идея статистического вывода, p-уровень значимости</text:span></text:p>
      <text:p text:style-name="P2"><text:span text:style-name="T1">2. Сравнение средних</text:span></text:p>
      <text:p text:style-name="P2"><text:span text:style-name="T1">3. Корреляция и регрессия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3-27T14:58:29.798268801</meta:creation-date>
    <meta:generator>LibreOffice/7.1.3.2$Linux_X86_64 LibreOffice_project/10$Build-2</meta:generator>
    <dc:date>2021-06-09T22:33:08.783651079</dc:date>
    <meta:editing-duration>PT36M16S</meta:editing-duration>
    <meta:editing-cycles>5</meta:editing-cycles>
    <dc:creator>Толмачев Павел</dc:creator>
    <meta:document-statistic meta:table-count="0" meta:image-count="0" meta:object-count="0" meta:page-count="1" meta:paragraph-count="16" meta:word-count="64" meta:character-count="520" meta:non-whitespace-character-count="470"/>
  </office:meta>
</office:document-meta>
</file>